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7mm"/>
    </style:style>
    <style:style style:name="co2" style:family="table-column">
      <style:table-column-properties fo:break-before="auto" style:column-width="185.72mm"/>
    </style:style>
    <style:style style:name="co3" style:family="table-column">
      <style:table-column-properties fo:break-before="auto" style:column-width="24.73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ster: Riccardo</text:p>
          </table:table-cell>
          <table:covered-table-cell/>
          <table:table-cell/>
          <table:table-cell office:value-type="string" calcext:value-type="string">
            <text:p>Examiners:</text:p>
          </table:table-cell>
          <table:table-cell office:value-type="string" calcext:value-type="string">
            <text:p>Revi, Leon, Senayit</text:p>
          </table:table-cell>
          <table:table-cell office:value-type="string" calcext:value-type="string">
            <text:p>Date: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Topic no.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Fashion &amp; shopping</text:p>
          </table:table-cell>
          <table:table-cell table:style-name="ce2" office:value-type="string" calcext:value-type="string">
            <text:p>Health &amp; diet </text:p>
          </table:table-cell>
          <table:table-cell table:style-name="ce2" office:value-type="string" calcext:value-type="string">
            <text:p>Humanities</text:p>
          </table:table-cell>
          <table:table-cell table:style-name="ce2" office:value-type="string" calcext:value-type="string">
            <text:p>Technology &amp; electronics</text:p>
          </table:table-cell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Natural scienc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 it environmental friendly use public transportation in Freiburg?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igher moss growth in the northern hemisphere as compared to the south 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Women Really Tend to Carry More Luggage than Men when Traveling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 to lock a bike reﬂects the conﬁdence of people in society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ender analysis in sport activities. Are male more active than female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rganic food consumption depends rather on education than on the ﬁnancial situation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ganic food consumption - Are young people more inclined to buy organic food?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 nationality inﬂuence social trust of people? A study about bicycle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ﬀects of Urbanization on the Abundance of Feral Pigeons and Other Avian Individuals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paring luggage depending on the Gender - A Research Study for Research Skill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 a low income a barrier to consume organic food products?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eople pursuing a career in the creative business prefer the left foot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s the gender divide still apparent in childcare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The Science of Signs - The eﬀect of signs on hitch-hiking succes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nﬂuence of gender on the leash-keeping of dogs in restricted area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ender analysis in sport activities: do males exercise more than females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nsumer’s Reasons to buy organic Food change with Age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lationship between Bryophyte abundance and slope aspect as an indicator for micro-climatic variations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ﬂuence of Nationality &amp; Gender on the Degree of Conﬁdence Toward the Society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he conﬁdence. Does it have nationality, gender or age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otives for Organic Food consumption turn into environmental awareness by being more related to age than gender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ﬀect of the slope aspect on mountain micro-climates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 male dog walkers exceed females in breaking leash keeping rules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nder diﬀerence when carrying luggage - A Research Study for Research Skill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Do people who oppose hosting more refugees generally overestimate the number of refugees accepted in Germany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green are the people of Freiburg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udying the eﬀect of gender in packing for travelling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rganic Food: Consumer Motives in Freiburg, Germany, and their relation to Age and Gender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eking Public Opinion: Linking Knowledge of and Tolerance Towards Refugee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ﬀerences in bryophyte abundance imply microclimates are dependent on slope aspect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lope aspect inﬂuences the local microclimate of forests in mountain environments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verestimation of refugee figures correlates to general refusal of refugees.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e effect of income on the consumption behaviour of organic food product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ople who overestimate the number of refugees are more likely to oppose hosting more of them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es gender and age aﬀect the willingness of pedestrians to donate to beggars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allenging stereotypes: Punctuality between German and international student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otedness as an indicator for creativity and logicality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e and gender aﬀect generosity towards beggar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illigness to donate between women and men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s there a diﬀerence in footedness between logical and creative thinking people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e Science of Signs – The eﬀect of using signs on hitchhiking succes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Science of Signs - The effect of signs on hitch-hiking succes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oes generosity correlate with age and gender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e young people more inclined to buy organic food? A study of customers of an organic supermarket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he Science of Signs - <text:s/>Using a sign aﬀects the success rate for hitch-hikers 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 evidence for diﬀerence in keeping dogs on leash in restricted areas between men and women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nder Distribution of People with Children in Outdoors Activitie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e there more women taking care of children in Freiburg than men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ﬀects of Age and Gender on Generosity of Peopl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e Science of Signs - The eﬀect of signs on hitch-hiking succes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he eﬀect of monthly income on the choice of buying organic food product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ceived presence of refugees inﬂuences attitudes towards them.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unctuality: A comparative study between German and International student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e Germans really more punctual than Internationals? A study about this stereotype on students.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vestigating the Inﬂuence of Gender and Age on Generosity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ash-keeping behaviour of dog-walkers in relation to sex, regulations and dog-siz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bundance of feral pigeons (Columba livia f. domestica) and other avian species in diﬀerently urbanized habitat zones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gniﬁcantly more women are still taking the main role in childcare than men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ganic food consumption - Are young people more inclined to buy organic food?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allenging a Stereotype: Are German students more punctual than their international classmates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bundance of avian individuals and feral pigeons (Columba livia domestica) in diﬀerent habitatzones in Freiburg, Germany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The abundance of feral pigeons (Columba livia domestica) compared to other bird individuals along a gradient of urbanization in Freiburg, Germany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e eﬀect of signs on hitch-hiking success is inﬂuenced by the destination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ﬀects of gender and age on human generosity towards beggar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e Demographics Explain Motivation to Buy Organic Food in Southwest Germany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es age and gender aﬀect generosity towards beggars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nder analysis in sport activities. Are males more active than females?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 table:number-rows-repeated="104850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 style:data-style-name="N2" text:time-value="18:27:34.9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7:44:36.050127484</meta:creation-date>
    <dc:date>2019-10-25T18:48:19.304000000</dc:date>
    <meta:editing-duration>PT1H13M51S</meta:editing-duration>
    <meta:editing-cycles>8</meta:editing-cycles>
    <meta:generator>LibreOffice/5.2.5.1$Windows_x86 LibreOffice_project/0312e1a284a7d50ca85a365c316c7abbf20a4d22</meta:generator>
    <meta:document-statistic meta:table-count="1" meta:cell-count="213" meta:object-count="0"/>
  </office:meta>
</office:document-meta>
</file>